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ál" style:master-page-name="MP0" style:family="paragraph">
      <style:paragraph-properties fo:break-before="page" fo:text-align="center">
        <style:tab-stops>
          <style:tab-stop style:type="left" style:position="5.1187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2" style:parent-style-name="Normál" style:family="paragraph">
      <style:paragraph-properties>
        <style:tab-stops>
          <style:tab-stop style:type="left" style:position="5.1187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3" style:parent-style-name="Normál" style:family="paragraph">
      <style:paragraph-properties>
        <style:tab-stops>
          <style:tab-stop style:type="left" style:position="5.1187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4" style:parent-style-name="Normá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5" style:parent-style-name="Listaszerűbekezdés" style:list-style-name="LFO1" style:family="paragraph">
      <style:paragraph-properties>
        <style:tab-stops>
          <style:tab-stop style:type="left" style:position="4.2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Listaszerűbekezdés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Normál" style:family="paragraph">
      <style:paragraph-properties>
        <style:tab-stops>
          <style:tab-stop style:type="left" style:position="5.1187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" style:parent-style-name="Normál" style:family="paragraph">
      <style:paragraph-properties fo:text-align="center">
        <style:tab-stops>
          <style:tab-stop style:type="left" style:position="5.1187in"/>
        </style:tab-stops>
      </style:paragraph-properties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Adatbázis-kezelés<text:line-break/>2020.12.15</text:p>
      <text:p text:style-name="P2"><text:tab/>Név:<text:line-break/></text:p>
      <text:p text:style-name="P3"/>
      <text:p text:style-name="P4"><text:tab/><text:tab/><text:tab/><text:tab/><text:tab/><text:tab/><text:tab/><text:tab/></text:p>
      <text:list text:style-name="LFO1" text:continue-numbering="true">
        <text:list-item>
          <text:p text:style-name="P5">Írd ki a legidősebb vendég nevét és születési dátumát!</text:p>
        </text:list-item>
        <text:list-item>
          <text:p text:style-name="P6">Csoportosítsd a szállodákat csillagok alapján!</text:p>
        </text:list-item>
        <text:list-item>
          <text:p text:style-name="P7">Melyik vendég melyik szállodába hány<text:s/>napot töltött?</text:p>
        </text:list-item>
        <text:list-item>
          <text:p text:style-name="P8">Írd ki,<text:s/>melyik vendég mennyit fizetett a szállásért. Az eredmény növekvő sorrendbe jelenjen meg.<text:s/></text:p>
        </text:list-item>
        <text:list-item>
          <text:p text:style-name="P9">Írd ki melyik vendég melyik hotelbe hány napot töltött. Minden vendég neve jelenjen meg a lekérdezésbe.</text:p>
        </text:list-item>
        <text:list-item>
          <text:p text:style-name="P10">Csoportosíts a nemek alapján. Használd a CASE utasítást!</text:p>
        </text:list-item>
        <text:list-item>
          <text:p text:style-name="P11">Melyik szálloda a legdrágább?</text:p>
        </text:list-item>
        <text:list-item>
          <text:p text:style-name="P12">Írd ki a vendégeket<text:s/>születési dátum szerint csökkenő sorrendbe! Csak a vendég neve és születési dátuma jelenjen meg.</text:p>
        </text:list-item>
        <text:list-item>
          <text:p text:style-name="P13">Írd ki azokat a férfi vendégeket, akik 1990 és 1995 között Budapesten születtek.</text:p>
        </text:list-item>
        <text:list-item>
          <text:p text:style-name="P14">Csoportosítsd a vendégeket születési hely szerint. Csak azok a város<text:s/>jelenjenek meg a lekérdezésben, amely legalább háromszor előfordul.</text:p>
        </text:list-item>
      </text:list>
      <text:p text:style-name="P15"><text:tab/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veloper</meta:initial-creator>
    <dc:creator>Tanuló</dc:creator>
    <meta:creation-date>2020-12-15T08:47:00Z</meta:creation-date>
    <dc:date>2020-12-15T14:54:00Z</dc:date>
    <meta:print-date>2020-12-15T14:25:00Z</meta:print-date>
    <meta:template xlink:href="Normal" xlink:type="simple"/>
    <meta:editing-cycles>3</meta:editing-cycles>
    <meta:editing-duration>PT2520S</meta:editing-duration>
    <meta:document-statistic meta:page-count="1" meta:paragraph-count="1" meta:word-count="104" meta:character-count="826" meta:row-count="6" meta:non-whitespace-character-count="723"/>
  </office:meta>
</office:document-meta>
</file>